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C30571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611cm" svg:height="13.13cm" draw:z-index="0"><draw:image xlink:href="Pictures/100000000000040000000300C30571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17-05-22T13:58:44</meta:creation-date>
    <dc:date>2017-05-22T13:59:22</dc:date>
    <dc:language>es-ES</dc:language>
    <meta:editing-cycles>2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